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6f7a5" officeooo:paragraph-rsid="0046f7a5"/>
    </style:style>
    <style:style style:name="P2" style:family="paragraph" style:parent-style-name="Standard">
      <style:text-properties officeooo:rsid="00487371" officeooo:paragraph-rsid="00487371"/>
    </style:style>
    <style:style style:name="T1" style:family="text">
      <style:text-properties officeooo:rsid="004917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Udane zainstalowanie adguard.<text:line-break/><text:span text:style-name="T1">-Zdecydowałem się zatrzymać dalsze prace aż nie przyjdzie karta sieciow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2T04:00:32.367537937</dc:date>
    <meta:editing-duration>PT20H6M4S</meta:editing-duration>
    <meta:editing-cycles>37</meta:editing-cycles>
    <meta:document-statistic meta:table-count="0" meta:image-count="0" meta:object-count="0" meta:page-count="1" meta:paragraph-count="1" meta:word-count="13" meta:character-count="103" meta:non-whitespace-character-count="91"/>
  </office:meta>
</office:document-meta>
</file>